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9138a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7fd5" officeooo:paragraph-rsid="0029138a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a1549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a1549" officeooo:paragraph-rsid="002a1549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a1549" style:font-size-asian="10.5pt" style:font-weight-asian="bold" style:font-size-complex="10.5pt" style:font-weight-complex="bold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312796" officeooo:paragraph-rsid="00312796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a1549"/>
    </style:style>
    <style:style style:name="P1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P1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a1549" style:font-size-asian="10.5pt" style:font-size-complex="10.5pt"/>
    </style:style>
    <style:style style:name="P2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 style:font-size-asian="10.5pt" style:font-size-complex="10.5pt"/>
    </style:style>
    <style:style style:name="P2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a1549" officeooo:paragraph-rsid="00312796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e672e" style:font-weight-asian="bold" style:font-weight-complex="bold"/>
    </style:style>
    <style:style style:name="T4" style:family="text">
      <style:text-properties officeooo:rsid="001a1aef"/>
    </style:style>
    <style:style style:name="T5" style:family="text">
      <style:text-properties officeooo:rsid="001a1aef" style:font-weight-asian="normal" style:font-weight-complex="normal"/>
    </style:style>
    <style:style style:name="T6" style:family="text">
      <style:text-properties officeooo:rsid="001e672e" style:font-weight-asian="normal" style:font-weight-complex="normal"/>
    </style:style>
    <style:style style:name="T7" style:family="text">
      <style:text-properties officeooo:rsid="001e7fd5" style:font-weight-asian="normal" style:font-weight-complex="normal"/>
    </style:style>
    <style:style style:name="T8" style:family="text">
      <style:text-properties officeooo:rsid="0029138a" style:font-weight-asian="normal" style:font-weight-complex="normal"/>
    </style:style>
    <style:style style:name="T9" style:family="text">
      <style:text-properties officeooo:rsid="002fadf5" style:font-weight-asian="normal" style:font-weight-complex="normal"/>
    </style:style>
    <style:style style:name="T10" style:family="text">
      <style:text-properties officeooo:rsid="00312796" style:font-weight-asian="normal" style:font-weight-complex="normal"/>
    </style:style>
    <style:style style:name="T11" style:family="text">
      <style:text-properties style:font-name="Helvetica Neue1"/>
    </style:style>
    <style:style style:name="T12" style:family="text">
      <style:text-properties style:font-name="Helvetica Neue1" fo:font-weight="normal" style:font-weight-asian="normal" style:font-weight-complex="normal"/>
    </style:style>
    <style:style style:name="T13" style:family="text">
      <style:text-properties style:font-name="Helvetica Neue1" fo:font-weight="normal" officeooo:rsid="002a1549" style:font-weight-asian="normal" style:font-weight-complex="normal"/>
    </style:style>
    <style:style style:name="T14" style:family="text">
      <style:text-properties style:font-name="Helvetica Neue1" fo:font-weight="normal" officeooo:rsid="00312796" style:font-weight-asian="normal" style:font-weight-complex="normal"/>
    </style:style>
    <style:style style:name="T15" style:family="text">
      <style:text-properties style:font-name="Helvetica Neue1" fo:font-weight="normal" officeooo:rsid="0032b5b1" style:font-weight-asian="normal" style:font-weight-complex="normal"/>
    </style:style>
    <style:style style:name="T16" style:family="text">
      <style:text-properties style:font-name="Helvetica Neue1" fo:font-weight="normal" officeooo:rsid="003451a4" style:font-weight-asian="normal" style:font-weight-complex="normal"/>
    </style:style>
    <style:style style:name="T17" style:family="text">
      <style:text-properties style:font-name="Helvetica Neue1" fo:font-size="6pt"/>
    </style:style>
    <style:style style:name="T18" style:family="text">
      <style:text-properties style:font-name="Helvetica Neue1" fo:font-size="6pt" fo:font-weight="normal" officeooo:rsid="0032b5b1" style:font-weight-asian="normal" style:font-weight-complex="normal"/>
    </style:style>
    <style:style style:name="T19" style:family="text">
      <style:text-properties style:font-name="Helvetica Neue1" fo:font-size="6pt" fo:font-weight="normal" officeooo:rsid="003451a4" style:font-weight-asian="normal" style:font-weight-complex="normal"/>
    </style:style>
    <style:style style:name="T20" style:family="text">
      <style:text-properties style:font-name="Helvetica Neue1" officeooo:rsid="00312796" style:font-weight-asian="normal" style:font-weight-complex="normal"/>
    </style:style>
    <style:style style:name="T21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333333" style:font-name="Helvetica Neue" fo:font-size="10.5pt" fo:letter-spacing="normal" fo:font-style="normal" fo:font-weight="bold" officeooo:rsid="001e672e" style:font-weight-asian="bold" style:font-weight-complex="bold"/>
    </style:style>
    <style:style style:name="T23" style:family="text">
      <style:text-properties fo:font-variant="normal" fo:text-transform="none" fo:color="#333333" style:font-name="Helvetica Neue" fo:font-size="10.5pt" fo:letter-spacing="normal" fo:font-style="normal" fo:font-weight="bold" officeooo:rsid="0029138a" style:font-weight-asian="bold" style:font-weight-complex="bold"/>
    </style:style>
    <style:style style:name="T24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5" style:family="text">
      <style:text-properties fo:font-variant="normal" fo:text-transform="none" fo:color="#333333" style:font-name="Helvetica Neue" fo:font-size="10.5pt" fo:letter-spacing="normal" fo:font-style="normal" fo:font-weight="normal" officeooo:rsid="0022b41d"/>
    </style:style>
    <style:style style:name="T26" style:family="text">
      <style:text-properties officeooo:rsid="0029138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12796" style:font-weight-asian="normal" style:font-weight-complex="normal"/>
    </style:style>
    <style:style style:name="T29" style:family="text">
      <style:text-properties fo:font-weight="normal" officeooo:rsid="0032b5b1" style:font-weight-asian="normal" style:font-weight-complex="normal"/>
    </style:style>
    <style:style style:name="T30" style:family="text">
      <style:text-properties fo:font-weight="normal" officeooo:rsid="003451a4" style:font-weight-asian="normal" style:font-weight-complex="normal"/>
    </style:style>
    <style:style style:name="T31" style:family="text">
      <style:text-properties officeooo:rsid="00312796"/>
    </style:style>
    <style:style style:name="T32" style:family="text">
      <style:text-properties officeooo:rsid="0032b5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<text:span text:style-name="T2">Team Hours:</text:span><text:span text:style-name="T4"> <text:s text:c="2"/>4.5 hrs.</text:span></text:p>
      <text:p text:style-name="P1"/>
      <text:p text:style-name="P6">2) <text:span text:style-name="T26">Features Implemented:</text:span></text:p>
      <text:p text:style-name="P6"/>
      <text:p text:style-name="P2"><text:span text:style-name="T1"><text:tab/>- </text:span><text:span text:style-name="T3">Khalil van Alphen:</text:span></text:p>
      <text:p text:style-name="P17"><text:span text:style-name="T3"><text:tab/></text:span><text:span text:style-name="T10">A player can win the game</text:span></text:p>
      <text:p text:style-name="P19"><text:span text:style-name="T20"><text:tab/>GIVEN a game is in progress</text:span><text:span text:style-name="T10"><text:line-break/><text:tab/></text:span><text:span text:style-name="T20">WHEN a tournament ends</text:span><text:span text:style-name="T10"><text:line-break/><text:tab/></text:span><text:span text:style-name="T20">AND the winner of the tournament receives a token</text:span><text:span text:style-name="T10"><text:line-break/><text:tab/></text:span><text:span text:style-name="T20">AND that player has four different tokens in a 4-5 player game</text:span><text:span text:style-name="T10"><text:line-break/><text:tab/></text:span><text:span text:style-name="T20">OR that player has five different tokens in a 2-3 player game</text:span><text:span text:style-name="T10"><text:line-break/><text:tab/></text:span><text:span text:style-name="T20">THEN end the game and announce that player as the victor</text:span><text:span text:style-name="T10"> </text:span></text:p>
      <text:p text:style-name="P9"><text:tab/></text:p>
      <text:p text:style-name="P21"><text:tab/><text:span text:style-name="T31">Server can prompt a client to choose a token</text:span></text:p>
      <text:p text:style-name="P21"><text:tab/>GIVEN a player has just won a tournament<text:line-break/><text:tab/>AND that tournament colour was purple<text:line-break/><text:tab/>THEN prompt the player to choose a token colour<text:line-break/><text:tab/>AND give that player the token of the chosen colour if able <text:tab/></text:p>
      <text:p text:style-name="P4"/>
      <text:p text:style-name="P4"><text:tab/><text:span text:style-name="T31">The GameEngine can execute a player's turn</text:span></text:p>
      <text:p text:style-name="P20"><text:span text:style-name="T11"><text:tab/>GIVEN 3-5 players have connected and a game has started</text:span><text:line-break/><text:tab/><text:span text:style-name="T11">WHEN a player's turn has just ended OR the game has just started</text:span><text:line-break/><text:tab/><text:span text:style-name="T11">THEN use the game rules to execute a turn for player N</text:span> </text:p>
      <text:p text:style-name="P20"/>
      <text:p text:style-name="P20"><text:tab/><text:span text:style-name="T31">Server notifies the players when a player's turn is beginning</text:span></text:p>
      <text:p text:style-name="P20"><text:span text:style-name="T11"><text:tab/>GIVEN a server is running with connected players</text:span><text:line-break/><text:tab/><text:span text:style-name="T11">AND a game is in progress</text:span><text:line-break/><text:tab/><text:span text:style-name="T11">WHEN a player's turn is starting</text:span><text:line-break/><text:tab/><text:span text:style-name="T11">THEN send a message to that player that gives them info on possible commands</text:span><text:line-break/><text:tab/><text:span text:style-name="T11">THEN send a message to each other player that the turn has started</text:span> </text:p>
      <text:p text:style-name="P20"/>
      <text:p text:style-name="P20"><text:tab/><text:span text:style-name="T32">A player can win a tournament</text:span></text:p>
      <text:p text:style-name="P20"><text:span text:style-name="T11"><text:tab/>GIVEN a tournament is in progress</text:span><text:line-break/><text:tab/><text:span text:style-name="T11">WHEN a player withdraws</text:span><text:line-break/><text:tab/><text:span text:style-name="T11">AND the number of remaining players is 1</text:span><text:line-break/><text:tab/><text:span text:style-name="T11">THEN the remaining player wins the tournament</text:span><text:line-break/><text:tab/><text:span text:style-name="T11">THEN allow that player to choose a token</text:span> </text:p>
      <text:p text:style-name="P20"/>
      <text:p text:style-name="P20"><text:tab/><text:span text:style-name="T32">Server can control who can connect</text:span></text:p>
      <text:p text:style-name="P20"><text:span text:style-name="T11"><text:tab/>GIVEN the target player tries to connect to the Server</text:span><text:line-break/><text:tab/><text:span text:style-name="T11">WHEN the Server chooses to ban or pardon that player</text:span><text:line-break/><text:tab/><text:span text:style-name="T11">THEN that player is unable to, or able to, connect</text:span> </text:p>
      <text:p text:style-name="P20"/>
      <text:p text:style-name="P20"/>
      <text:p text:style-name="P20"/>
      <text:p text:style-name="P20"><text:soft-page-break/><text:tab/><text:span text:style-name="T32">A player can start a tournament of colour C</text:span></text:p>
      <text:p text:style-name="P20"><text:span text:style-name="T11"><text:tab/>GIVEN a game is in progress</text:span><text:line-break/><text:tab/><text:span text:style-name="T11">AND a players has started their turn</text:span><text:line-break/><text:tab/><text:span text:style-name="T11">AND a tournament is not in progress</text:span><text:line-break/><text:tab/><text:span text:style-name="T11">WHEN that player plays a supporter or colour C card and declares C</text:span><text:line-break/><text:tab/><text:span text:style-name="T11">THEN start a tournament of that colour</text:span><text:line-break/><text:tab/><text:span text:style-name="T11">THEN allow that player to play action cards</text:span> </text:p>
      <text:p text:style-name="P20"/>
      <text:p text:style-name="P20"><text:tab/></text:p>
      <text:p text:style-name="P20"/>
      <text:p text:style-name="P4"/>
      <text:p text:style-name="P2"><text:tab/><text:span text:style-name="T1">- </text:span><text:span text:style-name="T3">Matthew Pepers:</text:span></text:p>
      <text:p text:style-name="P6"><text:tab/><text:span text:style-name="T28">Player can play a Disgrace card</text:span></text:p>
      <text:p text:style-name="P13"><text:span text:style-name="T14"><text:tab/>GIVEN it is the player's turn</text:span><text:span text:style-name="T28"><text:line-break/><text:tab/></text:span><text:span text:style-name="T14">AND they have a Disgrace card in their hand</text:span><text:span text:style-name="T28"><text:line-break/><text:tab/></text:span><text:span text:style-name="T14">WHEN the player plays the Disgrace card</text:span><text:span text:style-name="T28"><text:line-break/><text:tab/></text:span><text:span text:style-name="T14">THEN each player must discard all Supporters (Squires and Maidens) from their Display</text:span><text:span text:style-name="T28"> </text:span></text:p>
      <text:p text:style-name="P13"><text:span text:style-name="T28"/></text:p>
      <text:p text:style-name="P16"><text:span text:style-name="T27"><text:tab/>Player can play a Drop Weapon card</text:span></text:p>
      <text:p text:style-name="P16"><text:span text:style-name="T12"><text:tab/>GIVEN it is the player's turn</text:span><text:span text:style-name="T27"><text:line-break/><text:tab/></text:span><text:span text:style-name="T12">AND they have a Drop Weapon card in their hand</text:span><text:span text:style-name="T27"><text:line-break/><text:tab/></text:span><text:span text:style-name="T12">AND the tournament colour is Red, Blue, or Yellow</text:span><text:span text:style-name="T27"><text:line-break/><text:tab/></text:span><text:span text:style-name="T12">WHEN the player plays the Drop Weapon card</text:span><text:span text:style-name="T27"><text:line-break/><text:tab/></text:span><text:span text:style-name="T12">THEN the tournament colour changes to Green</text:span><text:span text:style-name="T27"> </text:span></text:p>
      <text:p text:style-name="P16"><text:span text:style-name="T27"/></text:p>
      <text:p text:style-name="P16"><text:span text:style-name="T27"><text:tab/>Player can play an Outmaneuver card</text:span></text:p>
      <text:p text:style-name="P16"><text:span text:style-name="T12"><text:tab/>GIVEN it is the player's turn</text:span><text:span text:style-name="T27"><text:line-break/><text:tab/></text:span><text:span text:style-name="T12">AND they have an Outmaneuver card in their hand</text:span><text:span text:style-name="T27"><text:line-break/><text:tab/></text:span><text:span text:style-name="T12">WHEN they play the Outmaneuver card</text:span><text:span text:style-name="T27"><text:line-break/><text:tab/></text:span><text:span text:style-name="T12">THEN all opponents must discard the last card on their Displays</text:span><text:span text:style-name="T27"> </text:span></text:p>
      <text:p text:style-name="P8"><text:span text:style-name="T13"/></text:p>
      <text:p text:style-name="P8"><text:span text:style-name="T13"><text:tab/></text:span><text:span text:style-name="T15">Player can be awarded a token for their tournament win</text:span></text:p>
      <text:p text:style-name="P8"><text:span text:style-name="T15"><text:tab/>GIVEN a tournament has ended with a winner<text:line-break/><text:tab/>WHEN that winner is the current player<text:line-break/><text:tab/>AND that player does not have the token associated with that tournament<text:line-break/><text:tab/>THEN that player is awarded a new token </text:span></text:p>
      <text:p text:style-name="P7"/>
      <text:p text:style-name="P7"><text:tab/><text:span text:style-name="T29">User can view players' tokens</text:span></text:p>
      <text:p text:style-name="P15"><text:span text:style-name="T15"><text:tab/>GIVEN a player is in the game</text:span><text:span text:style-name="T29"><text:line-break/><text:tab/></text:span><text:span text:style-name="T15">WHEN a user attempts to view that player's tokens</text:span><text:span text:style-name="T29"><text:line-break/><text:tab/></text:span><text:span text:style-name="T15">THEN that player's tokens are shown</text:span><text:span text:style-name="T29"> </text:span></text:p>
      <text:p text:style-name="P15"><text:span text:style-name="T29"/></text:p>
      <text:p text:style-name="P15"><text:span text:style-name="T29"/></text:p>
      <text:p text:style-name="P15"><text:span text:style-name="T29"/></text:p>
      <text:p text:style-name="P15"><text:span text:style-name="T29"/></text:p>
      <text:p text:style-name="P15"><text:soft-page-break/><text:span text:style-name="T29"><text:tab/>A purple tournament cannot happen twice in a row</text:span></text:p>
      <text:p text:style-name="P15"><text:span text:style-name="T15"><text:tab/>GIVEN the last tournament was purple</text:span><text:span text:style-name="T29"><text:line-break/><text:tab/></text:span><text:span text:style-name="T15">WHEN a player tries to start a purple tournament</text:span><text:span text:style-name="T29"><text:line-break/><text:tab/></text:span><text:span text:style-name="T15">THEN they are informed that they can't</text:span><text:span text:style-name="T29"><text:line-break/><text:tab/></text:span><text:span text:style-name="T15">AND the player must start a tournament of another colour</text:span><text:span text:style-name="T29"> </text:span></text:p>
      <text:p text:style-name="P15"><text:span text:style-name="T29"><text:tab/></text:span></text:p>
      <text:p text:style-name="P15"><text:span text:style-name="T29"><text:tab/></text:span><text:span text:style-name="T30">Player should be able to withdraw from a tournament</text:span></text:p>
      <text:p text:style-name="P15"><text:span text:style-name="T16"><text:tab/>GIVEN the player is in the tournament</text:span><text:span text:style-name="T30"><text:line-break/><text:tab/></text:span><text:span text:style-name="T16">AND it is that player's turn</text:span><text:span text:style-name="T30"><text:line-break/><text:tab/></text:span><text:span text:style-name="T16">WHEN they choose to withdraw from the tournament</text:span><text:span text:style-name="T30"><text:line-break/><text:tab/></text:span><text:span text:style-name="T16">THEN they withdraw from the tournament</text:span><text:span text:style-name="T30"> </text:span></text:p>
      <text:p text:style-name="P7"><text:tab/></text:p>
      <text:p text:style-name="P7"><text:tab/><text:span text:style-name="T29">Server can give a card to a player</text:span></text:p>
      <text:p text:style-name="P15"><text:span text:style-name="T15"><text:tab/>GIVEN there are players in a game</text:span><text:span text:style-name="T29"><text:line-break/><text:tab/></text:span><text:span text:style-name="T15">WHEN the Server decides to give a card to a player</text:span><text:span text:style-name="T29"><text:line-break/><text:tab/></text:span><text:span text:style-name="T15">THEN that player receives a card from the Server and adds it to their hand</text:span><text:span text:style-name="T29"> </text:span></text:p>
      <text:p text:style-name="P7"/>
      <text:p text:style-name="P7"><text:tab/><text:span text:style-name="T29">Player can end their turn</text:span></text:p>
      <text:p text:style-name="P15"><text:span text:style-name="T15"><text:tab/>GIVEN the player has no playable cards</text:span><text:span text:style-name="T29"><text:line-break/><text:tab/></text:span><text:span text:style-name="T15">OR the player has already played a display card</text:span><text:span text:style-name="T29"><text:line-break/><text:tab/></text:span><text:span text:style-name="T15">WHEN they choose to end their turn</text:span><text:span text:style-name="T29"><text:line-break/><text:tab/></text:span><text:span text:style-name="T15">THEN the player's turn ends</text:span><text:span text:style-name="T29"><text:line-break/><text:tab/></text:span><text:span text:style-name="T15">AND the next player's turn begins</text:span><text:span text:style-name="T29"> </text:span></text:p>
      <text:p text:style-name="P7"/>
      <text:p text:style-name="P7"/>
      <text:p text:style-name="P7"><text:span text:style-name="T26">3</text:span>) <text:span text:style-name="T26">Hours spent (excluding hours in common):</text:span></text:p>
      <text:p text:style-name="P3"><text:span text:style-name="T5"><text:tab/></text:span><text:span text:style-name="T2">- </text:span><text:span text:style-name="T3">Khalil van Alphen:</text:span><text:span text:style-name="T6"> <text:s/>?</text:span><text:span text:style-name="T8">hrs.</text:span><text:span text:style-name="T6"> </text:span></text:p>
      <text:p text:style-name="P3"><text:span text:style-name="T6"><text:tab/></text:span><text:span text:style-name="T3">- Matthew Pepers:</text:span><text:span text:style-name="T6"> <text:s text:c="2"/></text:span><text:span text:style-name="T9">12</text:span><text:span text:style-name="T7">hrs.</text:span></text:p>
      <text:p text:style-name="P5"/>
      <text:p text:style-name="P5"/>
      <text:p text:style-name="P10"><text:span text:style-name="T23">4</text:span><text:span text:style-name="T22">) </text:span><text:span text:style-name="T21">:</text:span><text:span text:style-name="T24"> <text:s text:c="2"/></text:span><text:span text:style-name="T25">We did about the same amount of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42S</meta:editing-duration>
    <meta:editing-cycles>20</meta:editing-cycles>
    <meta:generator>LibreOffice/5.1.0.3$Windows_x86 LibreOffice_project/5e3e00a007d9b3b6efb6797a8b8e57b51ab1f737</meta:generator>
    <dc:date>2016-03-06T19:50:04.343000000</dc:date>
    <meta:document-statistic meta:table-count="0" meta:image-count="0" meta:object-count="0" meta:page-count="3" meta:paragraph-count="44" meta:word-count="731" meta:character-count="4016" meta:non-whitespace-character-count="3208"/>
    <meta:user-defined meta:name="Info 1"/>
    <meta:user-defined meta:name="Info 2"/>
    <meta:user-defined meta:name="Info 3"/>
    <meta:user-defined meta:name="Info 4"/>
  </office:meta>
</office:document-meta>
</file>